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58mm"/>
    </style:style>
    <style:style style:name="co2" style:family="table-column">
      <style:table-column-properties fo:break-before="auto" style:column-width="102.24mm"/>
    </style:style>
    <style:style style:name="co3" style:family="table-column">
      <style:table-column-properties fo:break-before="auto" style:column-width="105.09mm"/>
    </style:style>
    <style:style style:name="co4" style:family="table-column">
      <style:table-column-properties fo:break-before="auto" style:column-width="120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2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35.3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ro4" style:family="table-row">
      <style:table-row-properties style:row-height="35.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  <style:text-properties fo:font-weight="normal" style:font-name-asian="Segoe UI" style:font-weight-asian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SEO</text:p>
          </table:table-cell>
          <table:table-cell table:style-name="ce8" office:value-type="string" calcext:value-type="string">
            <text:p>Liens de mauvaise qualité</text:p>
          </table:table-cell>
          <table:table-cell table:style-name="ce8" office:value-type="string" calcext:value-type="string">
            <text:p>Un grand nombre de liens menant vers des pages </text:p>
            <text:p>Inexistantes (Erreur 404) </text:p>
          </table:table-cell>
          <table:table-cell table:style-name="ce8" office:value-type="string" calcext:value-type="string">
            <text:p>Eviter les liens provenant de sites de </text:p>
            <text:p>mauvaise qualité ou menant vers </text:p>
            <text:p>Des sites inexistants</text:p>
          </table:table-cell>
          <table:table-cell table:style-name="ce8" office:value-type="string" calcext:value-type="string">
            <text:p>Eviter les liens de mauvaise qualité </text:p>
            <text:p>(provenant d’annuaires par exemple). </text:p>
            <text:p>Ne pas créer des centaines de liens </text:p>
            <text:p>vers la page d’un coup. Supprimer </text:p>
            <text:p>Tous les liens inexistants</text:p>
          </table:table-cell>
          <table:table-cell table:style-name="ce8" office:value-type="string" calcext:value-type="string">
            <text:p>https://urlz.fr/fWjb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Une Page 2 trop grande</text:p>
          </table:table-cell>
          <table:table-cell table:style-name="ce8" office:value-type="string" calcext:value-type="string">
            <text:p>La page 2 est plus large que le viewport. Certaines </text:p>
            <text:p>informations contenues dans la page sont hors </text:p>
            <text:p>de l’écran</text:p>
          </table:table-cell>
          <table:table-cell table:style-name="ce8" office:value-type="string" calcext:value-type="string">
            <text:p>Toujours veiller à ce que la page s’affiche </text:p>
            <text:p>correctement sur tous les navigateurs,</text:p>
            <text:p>surtout sur les plus connus comme </text:p>
            <text:p>Google Chrome et Firefox.</text:p>
          </table:table-cell>
          <table:table-cell table:style-name="ce12" office:value-type="string" calcext:value-type="string">
            <text:p>Créer des pages web responsive et adaptés </text:p>
            <text:p>au viewport de chaque périphérique</text:p>
          </table:table-cell>
          <table:table-cell table:style-name="ce8" office:value-type="string" calcext:value-type="string">
            <text:p>https://urlz.fr/fWji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a langue d’écriture du site était choisie par défaut</text:p>
          </table:table-cell>
          <table:table-cell table:style-name="ce8" office:value-type="string" calcext:value-type="string">
            <text:p>Lorsque la langue d’écriture du code est mal définie,</text:p>
            <text:p>Cela pose des problèmes d’accessibilité. Les lecteurs </text:p>
            <text:p>d’écran peinent à lire les informations contenues </text:p>
            <text:p>Sur le site correctement.</text:p>
          </table:table-cell>
          <table:table-cell table:style-name="ce8" office:value-type="string" calcext:value-type="string">
            <text:p>Définir clairement la langue dans laquelle </text:p>
            <text:p>Est écrite les informations contenues sur le site</text:p>
          </table:table-cell>
          <table:table-cell table:style-name="ce12"/>
          <table:table-cell table:style-name="ce15" office:value-type="string" calcext:value-type="string">
            <text:p>Lighthouse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a balise « title » </text:p>
          </table:table-cell>
          <table:table-cell table:style-name="ce8" office:value-type="string" calcext:value-type="string">
            <text:p>La balise « title » ne contient pas le titre de la page</text:p>
          </table:table-cell>
          <table:table-cell table:style-name="ce8" office:value-type="string" calcext:value-type="string">
            <text:p>Remplir cette balise avec un titre qui montre </text:p>
            <text:p>de quoi traite la page car elle est affichée </text:p>
            <text:p>dans les moteurs de recherche</text:p>
          </table:table-cell>
          <table:table-cell table:style-name="ce12" office:value-type="string" calcext:value-type="string">
            <text:p>Mettre en place les balises meta comme title, </text:p>
            <text:p>description, robots, charset</text:p>
          </table:table-cell>
          <table:table-cell table:style-name="ce15" office:value-type="string" calcext:value-type="string">
            <text:p>https://urlz.fr/fWjc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a balise meta « keywords »</text:p>
          </table:table-cell>
          <table:table-cell table:style-name="ce8" office:value-type="string" calcext:value-type="string">
            <text:p>La balise meta= « keywords» est ignorée par les </text:p>
            <text:p>Navigateurs</text:p>
          </table:table-cell>
          <table:table-cell table:style-name="ce8" office:value-type="string" calcext:value-type="string">
            <text:p>Ne pas utiliser la balise meta Keywords car </text:p>
            <text:p>elle n’apporte aucune plus-value en </text:p>
            <text:p>terme de SEO.</text:p>
          </table:table-cell>
          <table:table-cell table:style-name="ce13"/>
          <table:table-cell table:style-name="ce8" office:value-type="string" calcext:value-type="string">
            <text:p>https://urlz.fr/fWja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9" office:value-type="string" calcext:value-type="string">
            <text:p>La balise meta «description »</text:p>
          </table:table-cell>
          <table:table-cell table:style-name="ce8" office:value-type="string" calcext:value-type="string">
            <text:p>L’attribut « content » de la balise meta description </text:p>
            <text:p>Est vide</text:p>
          </table:table-cell>
          <table:table-cell table:style-name="ce8" office:value-type="string" calcext:value-type="string">
            <text:p>Remplir l’attribut « content » avec une phrase </text:p>
            <text:p>descriptive de ce que contient la page web </text:p>
            <text:p>car elle est lue et affichée dans les </text:p>
            <text:p>Moteurs de recherche</text:p>
          </table:table-cell>
          <table:table-cell table:style-name="ce12"/>
          <table:table-cell table:style-name="ce16" office:value-type="string" calcext:value-type="string">
            <text:p>https://urlz.fr/fWjc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a balise meta « charset »</text:p>
          </table:table-cell>
          <table:table-cell table:style-name="ce8" office:value-type="string" calcext:value-type="string">
            <text:p>La balise meta « charset » n’est pas définie</text:p>
          </table:table-cell>
          <table:table-cell table:style-name="ce8" office:value-type="string" calcext:value-type="string">
            <text:p>Spécifier un encodage des caractères</text:p>
          </table:table-cell>
          <table:table-cell table:style-name="ce12"/>
          <table:table-cell table:style-name="ce16" office:value-type="string" calcext:value-type="string">
            <text:p>https://urlz.fr/fWjc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/Accessibilité</text:p>
          </table:table-cell>
          <table:table-cell table:style-name="ce8" office:value-type="string" calcext:value-type="string">
            <text:p>Taille de police</text:p>
          </table:table-cell>
          <table:table-cell table:style-name="ce8" office:value-type="string" calcext:value-type="string">
            <text:p>La taille de police utilisée est trop petite</text:p>
          </table:table-cell>
          <table:table-cell table:style-name="ce8" office:value-type="string" calcext:value-type="string">
            <text:p>Toujours utiliser une taille de police assez </text:p>
            <text:p>grande pour faciliter la lecture du contenu du site</text:p>
          </table:table-cell>
          <table:table-cell table:style-name="ce12"/>
          <table:table-cell table:style-name="ce8" office:value-type="string" calcext:value-type="string">
            <text:p>Lighthouse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Des textes affichés sous forme d’image</text:p>
          </table:table-cell>
          <table:table-cell table:style-name="ce8" office:value-type="string" calcext:value-type="string">
            <text:p>Du texte est affiché sous forme d’image</text:p>
          </table:table-cell>
          <table:table-cell table:style-name="ce8" office:value-type="string" calcext:value-type="string">
            <text:p>Afficher du texte sous forme d’image est un </text:p>
            <text:p>frein à l’accessibilité. Le texte ne sera pas </text:p>
            <text:p>sélectionnable au clavier ni lisible par </text:p>
            <text:p>Les lecteurs d’écran</text:p>
          </table:table-cell>
          <table:table-cell table:style-name="ce12"/>
          <table:table-cell table:style-name="ce8" office:value-type="string" calcext:value-type="string">
            <text:p>WCAG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Images</text:p>
          </table:table-cell>
          <table:table-cell table:style-name="ce8" office:value-type="string" calcext:value-type="string">
            <text:p>Certaines images étaient trop grand par rapport à leur</text:p>
            <text:p>Contenant. Elles sont également en .bmp, un format </text:p>
            <text:p>trop lourd car non compressé. Les attribusts alt sont </text:p>
            <text:p>Mal renseignés</text:p>
          </table:table-cell>
          <table:table-cell table:style-name="ce8" office:value-type="string" calcext:value-type="string">
            <text:p>Privilégier des images au format compressé et décrire l’image </text:p>
            <text:p>Dans l’attribut alt</text:p>
          </table:table-cell>
          <table:table-cell table:style-name="ce14" office:value-type="string" calcext:value-type="string">
            <text:p>Utiliser le format webp pour les images </text:p>
            <text:p>nous permettra d’alléger le site et </text:p>
            <text:p>d’augmenter sa vitesse</text:p>
          </table:table-cell>
          <table:table-cell table:style-name="ce8" office:value-type="string" calcext:value-type="string">
            <text:p>https://urlz.fr/fWje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Méthodes « black hat »</text:p>
          </table:table-cell>
          <table:table-cell table:style-name="ce8" office:value-type="string" calcext:value-type="string">
            <text:p>Un ensemble de mots-clés écrit en très petite taille, </text:p>
            <text:p>caché au dessus et en dessous du logo</text:p>
          </table:table-cell>
          <table:table-cell table:style-name="ce8" office:value-type="string" calcext:value-type="string">
            <text:p>Les techniques « black hat » visent à tromper </text:p>
            <text:p>les moteurs de recherche pour arriver plus vite </text:p>
            <text:p>en première place en dépit de la qualité réelle </text:p>
            <text:p>du site. Avec cette façon de faire, le site risque </text:p>
            <text:p>tout simplement d’être banni des résultats </text:p>
            <text:p>de recherche.</text:p>
          </table:table-cell>
          <table:table-cell table:style-name="ce12" office:value-type="string" calcext:value-type="string">
            <text:p>Eviter toute technique « black hat » visant </text:p>
            <text:p>À tromper les moteurs de recherche</text:p>
          </table:table-cell>
          <table:table-cell table:style-name="ce8" office:value-type="string" calcext:value-type="string">
            <text:p>https://urlz.fr/dqKM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Code inutile</text:p>
          </table:table-cell>
          <table:table-cell table:style-name="ce8" office:value-type="string" calcext:value-type="string">
            <text:p>Beaucoup de code n’influe pas sur le site. </text:p>
            <text:p>Ce code inutile alourdit la page</text:p>
          </table:table-cell>
          <table:table-cell table:style-name="ce8" office:value-type="string" calcext:value-type="string">
            <text:p>Supprimer le code inutile pour alléger la page</text:p>
          </table:table-cell>
          <table:table-cell table:style-name="ce8" office:value-type="string" calcext:value-type="string">
            <text:p>Supprimer tout code non utile à la page </text:p>
            <text:p>et minifier le reste pour améliorer la </text:p>
            <text:p>performance</text:p>
          </table:table-cell>
          <table:table-cell table:style-name="ce8" office:value-type="string" calcext:value-type="string">
            <text:p>https://urlz.fr/fWje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iens sans texte</text:p>
          </table:table-cell>
          <table:table-cell table:style-name="ce8" office:value-type="string" calcext:value-type="string">
            <text:p>Les liens du pied de page ne contiennent pas de texte</text:p>
          </table:table-cell>
          <table:table-cell table:style-name="ce8" office:value-type="string" calcext:value-type="string">
            <text:p>Un lien doit contenir du texte entre ses balises </text:p>
            <text:p>Ou disposer d’un attribut « title »/ « aria-label »</text:p>
          </table:table-cell>
          <table:table-cell table:style-name="ce8"/>
          <table:table-cell table:style-name="ce8" office:value-type="string" calcext:value-type="string">
            <text:p>WCAG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Contraste</text:p>
          </table:table-cell>
          <table:table-cell table:style-name="ce8" office:value-type="string" calcext:value-type="string">
            <text:p>Le contraste entre l’arrière plan et le premier plan </text:p>
            <text:p>Est trop faible</text:p>
          </table:table-cell>
          <table:table-cell table:style-name="ce8" office:value-type="string" calcext:value-type="string">
            <text:p>Veiller à avoir un contraste suffisant entre les </text:p>
            <text:p>couleurs du premier plan et celles de </text:p>
            <text:p>l’arrière plan</text:p>
          </table:table-cell>
          <table:table-cell table:style-name="ce8" office:value-type="string" calcext:value-type="string">
            <text:p>Choisir adroitement les couleurs pour </text:p>
            <text:p>Arriver à un ratio de contraste d'au </text:p>
            <text:p>Moins 4.5:1</text:p>
          </table:table-cell>
          <table:table-cell table:style-name="ce8" office:value-type="string" calcext:value-type="string">
            <text:p>WCAG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Non respect de la hiérarchie des titres</text:p>
          </table:table-cell>
          <table:table-cell table:style-name="ce8" office:value-type="string" calcext:value-type="string">
            <text:p>Il manque un h2 entre le h1 et les h3</text:p>
          </table:table-cell>
          <table:table-cell table:style-name="ce8" office:value-type="string" calcext:value-type="string">
            <text:p>Veiller à respecter la hiérarchie des titres pour </text:p>
            <text:p>permettre aux technologies d’assistance </text:p>
            <text:p>d’accorder le focus dans le bon ordre</text:p>
          </table:table-cell>
          <table:table-cell table:style-name="ce8" office:value-type="string" calcext:value-type="string">
            <text:p>Structurer correctement le code HTML </text:p>
          </table:table-cell>
          <table:table-cell table:style-name="ce8" office:value-type="string" calcext:value-type="string">
            <text:p>WCAG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10" office:value-type="string" calcext:value-type="string">
            <text:p>Labels et description pour le formulaire de contact</text:p>
          </table:table-cell>
          <table:table-cell table:style-name="ce11" office:value-type="string" calcext:value-type="string">
            <text:p>Les éléments du formulaire de contact ne sont pas </text:p>
            <text:p>Labellisés et ne décrivent pas ce qui est attendu de </text:p>
            <text:p>l’utilisateur</text:p>
          </table:table-cell>
          <table:table-cell table:style-name="ce8" office:value-type="string" calcext:value-type="string">
            <text:p>Fournir des labels dans le code html permet de lier le titre de </text:p>
            <text:p>l’information à la case où l’utilisateur doit la donner. Et il </text:p>
            <text:p>convient de donner un exemple ou une description/explication </text:p>
            <text:p>De ce que l’utilisateur doit saisir</text:p>
          </table:table-cell>
          <table:table-cell table:style-name="ce8"/>
          <table:table-cell table:style-name="ce8" office:value-type="string" calcext:value-type="string">
            <text:p>WCAG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spect général du formulaire de contact</text:p>
          </table:table-cell>
          <table:table-cell table:style-name="ce8" office:value-type="string" calcext:value-type="string">
            <text:p>Le formulaire de contact n’a pas un design </text:p>
            <text:p>Professionnel</text:p>
          </table:table-cell>
          <table:table-cell table:style-name="ce8" office:value-type="string" calcext:value-type="string">
            <text:p>Ce design pourrait dissuader bon nombre de client de </text:p>
            <text:p>contacter la chouette agence qui rappelons-le est une </text:p>
            <text:p>entreprise de web design.</text:p>
          </table:table-cell>
          <table:table-cell table:style-name="ce8" table:number-columns-repeated="1020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Erreurs et vulnérabilités</text:p>
          </table:table-cell>
          <table:table-cell table:number-columns-repeated="2"/>
          <table:table-cell table:style-name="ce8" office:value-type="string" calcext:value-type="string">
            <text:p>Supprimer les bouts de code qui </text:p>
            <text:p>Génèrent des erreurs pou contenant </text:p>
            <text:p>des vulnérabilités</text:p>
          </table:table-cell>
          <table:table-cell table:style-name="ce8" office:value-type="string" calcext:value-type="string">
            <text:p>Lighthous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Erreurs au validateur </text:p>
          </table:table-cell>
          <table:table-cell table:number-columns-repeated="2"/>
          <table:table-cell table:style-name="ce8" office:value-type="string" calcext:value-type="string">
            <text:p>Corriger les erreurs détectées au </text:p>
            <text:p>validateur et/ou dans console</text:p>
          </table:table-cell>
          <table:table-cell table:style-name="ce8" office:value-type="string" calcext:value-type="string">
            <text:p>Lighthouse</text:p>
          </table:table-cell>
          <table:table-cell table:number-columns-repeated="1018"/>
        </table:table-row>
        <table:table-row table:style-name="ro1" table:number-rows-repeated="977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5:10:10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18T20:20:49.792000000</dc:date>
    <meta:generator>LibreOffice/6.3.2.2$Windows_X86_64 LibreOffice_project/98b30e735bda24bc04ab42594c85f7fd8be07b9c</meta:generator>
    <meta:editing-duration>P11DT4H19M4S</meta:editing-duration>
    <meta:editing-cycles>17</meta:editing-cycles>
    <dc:title>SyntaxEditor Code Snippet</dc:title>
    <meta:document-statistic meta:table-count="1" meta:cell-count="10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